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PI = </text:p>
          </table:table-cell>
          <table:table-cell table:style-name="ce2" table:formula="oooc:=4*ATAN(1)" office:value-type="float" office:value="3.14159265358979">
            <text:p>3.1415926536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499.99">
            <text:p>499.99</text:p>
          </table:table-cell>
          <table:table-cell table:style-name="ce1" office:value-type="float" office:value="0.002168">
            <text:p>0.00216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</table:table-row>
        <table:table-row table:style-name="ro1">
          <table:table-cell table:style-name="ce1" office:value-type="float" office:value="15.97569">
            <text:p>15.975690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139.007532">
            <text:p>139.007532</text:p>
          </table:table-cell>
          <table:table-cell table:style-name="ce1" office:value-type="float" office:value="0.170177">
            <text:p>0.170177</text:p>
          </table:table-cell>
        </table:table-row>
        <table:table-row table:style-name="ro1">
          <table:table-cell table:style-name="ce1" table:formula="oooc:=250*COS([.A7]/180*[.B1])+250*COS(([.A7]+[.B7])/180*[.B1])" office:value-type="float" office:value="480.689279729048">
            <text:p>480.689280</text:p>
          </table:table-cell>
          <table:table-cell table:style-name="ce1" table:formula="oooc:=250*SIN([.A7]/180*[.B1])+250*SIN(([.A7]+[.B7])/180*[.B1])" office:value-type="float" office:value="137.614738867496">
            <text:p>137.61473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number:number-style style:name="N117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2">09/22/2009</text:date>, <text:time>18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shin Li</meta:initial-creator>
    <meta:creation-date>2009-09-22T11:10:40</meta:creation-date>
    <dc:creator>Yishin Li</dc:creator>
    <dc:date>2009-09-22T18:37:19</dc:date>
    <meta:editing-cycles>1</meta:editing-cycles>
    <meta:editing-duration>PT6H11M8S</meta:editing-duration>
    <meta:user-defined meta:name="Info 1"/>
    <meta:user-defined meta:name="Info 2"/>
    <meta:user-defined meta:name="Info 3"/>
    <meta:user-defined meta:name="Info 4"/>
    <meta:document-statistic meta:table-count="3" meta:cell-count="18"/>
  </office:meta>
</office:document-meta>
</file>